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644d" officeooo:paragraph-rsid="000f644d"/>
    </style:style>
    <style:style style:name="P2" style:family="paragraph" style:parent-style-name="Standard">
      <style:text-properties officeooo:rsid="0011882c" officeooo:paragraph-rsid="0011882c"/>
    </style:style>
    <style:style style:name="P3" style:family="paragraph" style:parent-style-name="Standard">
      <style:text-properties officeooo:rsid="0011882c" officeooo:paragraph-rsid="0011882c"/>
    </style:style>
    <style:style style:name="T1" style:family="text">
      <style:text-properties officeooo:rsid="000fbe1b"/>
    </style:style>
    <style:style style:name="T2" style:family="text">
      <style:text-properties officeooo:rsid="0011ca0c"/>
    </style:style>
    <style:style style:name="T3" style:family="text">
      <style:text-properties officeooo:rsid="001673d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Au-delà du prix,la qualité des produits ou services est le véritable critère de différenciation concurrentielle des entreprises.<text:span text:style-name="T1">les clients deviennent de plus en plus exigeants par rapport a la qualité des <text:s/>produits et services que les entreprises l’ai offres.Le domaine de l’enseignement supérieur n’echapent pas a la règle.Vue le nombre d’université qui ne cesse d’augmenter d’année en <text:s/></text:span></text:p>
      <text:p text:style-name="P2">année.Les <text:span text:style-name="T2">établissements</text:span> d’enseignement <text:span text:style-name="T2">supérieur</text:span> doivent fournir des formations de <text:span text:style-name="T2">qualité</text:span> <text:span text:style-name="T2">pour garder leur image et rester concurrent.Il est donc nécessaire de disposer d’outils d’évaluation permettant de mesurer la qualité des formations et la satisfaction des étudiants.</text:span></text:p>
      <text:p text:style-name="P2"/>
      <text:p text:style-name="P2"><text:tab/><text:span text:style-name="T3">Cependant les universites par manque d’outils ont du mal a evalué la qualite de leurs enseignements.En effet la plupart des établissements utilisent des outils traditionnels comme des formulaire sur papiers.Ces méthodes sont onéreuse et pour un résultat peut satisfesant. En fait il faut donner une copie du formulaire a chaque étudiant. Apres remplissage <text:s/>récupérer les formulaires et exploiter l’information.Ce qui représente beaucoup de travaille pour le qualiticien de l’établissement et une manque de précision concernant la mesure de la quali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11:08:00.450555882</meta:creation-date>
    <dc:date>2018-10-13T15:00:07.433329678</dc:date>
    <meta:editing-duration>PT2H11M34S</meta:editing-duration>
    <meta:editing-cycles>8</meta:editing-cycles>
    <meta:generator>LibreOffice/5.1.2.2$Linux_X86_64 LibreOffice_project/10m0$Build-2</meta:generator>
    <meta:document-statistic meta:table-count="0" meta:image-count="0" meta:object-count="0" meta:page-count="1" meta:paragraph-count="3" meta:word-count="172" meta:character-count="1216" meta:non-whitespace-character-count="1041"/>
  </office:meta>
</office:document-meta>
</file>